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áticos de Soporte a la Colaboración y la Decisión</text:p>
      <text:p text:style-name="Standard">sinoko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las </meta:initial-creator>
    <meta:creation-date>2021-01-28T09:15:47.24</meta:creation-date>
    <dc:date>2021-05-11T23:49:23.79</dc:date>
    <meta:editing-duration>PT2M47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2" meta:word-count="11" meta:character-count="72"/>
  </office:meta>
</office:document-meta>
</file>